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blo Hijano Parra</text:p>
      <text:p text:style-name="P4">Proyecto Java Spring 2018</text:p>
      <text:p text:style-name="Standard"/>
      <text:p text:style-name="P3">Introducción</text:p>
      <text:p text:style-name="P2">Caso de uso:</text:p>
      <text:p text:style-name="Standard">Paco persona es programador y quiere hacer un videojuego, pero para ello necesita a un diseñador gráfico y <text:s/>a un músico, Paco usará esta plataforma para poder contactar con las personas que necesita, y ademas presentar el proyecto a mas desarrolladores, los cuales pueden dar su opinión e interactuar con los desarrolladores del mismo.</text:p>
      <text:p text:style-name="Standard">Esto funcionará como una red sociales para desarrolladores de videojuegos indie.</text:p>
      <text:p text:style-name="Standard"/>
      <text:p text:style-name="P2">Requisitos funcionales</text:p>
      <text:p text:style-name="P1">-Pantalla de loggin</text:p>
      <text:p text:style-name="Standard">-Una pantalla en la cual te pida tus credenciales(usuario y contraseña), la cual se comprueba en la base de datos.</text:p>
      <text:p text:style-name="Standard"/>
      <text:p text:style-name="P1">-Pantalla de registro</text:p>
      <text:p text:style-name="Standard">-Un formulario que te pida ciertos datos(nombre usuario ,nombre completo ,contraseña y correo electrónico) y estos se guarden en la base de datos.</text:p>
      <text:p text:style-name="Standard">REQUISITO EXTENDIDO: DEJAMOS PARA EL FINAL</text:p>
      <text:p text:style-name="Standard"/>
      <text:p text:style-name="P1">-Tablón de anuncios</text:p>
      <text:p text:style-name="Standard">-Aquí ves las publicaciones de tus contactos.</text:p>
      <text:p text:style-name="Standard">PANTALLA DE INICIO</text:p>
      <text:p text:style-name="Standard"/>
      <text:p text:style-name="P1">-Pantalla de perfiles de usuario</text:p>
      <text:p text:style-name="Standard">-Es donde puedes ver los datos del perfil ,sus publicaciones y la opción de poder añadir a esta persona a tus contactos, si estas viendo la tuya, es en esta página donde puedes gestionar tus publicaciones.</text:p>
      <text:p text:style-name="Standard"/>
      <text:p text:style-name="Standard">EXPLICAME AQUÍ REQUISITOS RELACIONADOS: Nueva publicación, Nuevo proyecto, Agregar contacto, Eliminar publicación</text:p>
      <text:p text:style-name="Standard">PRIMERO EMPEZAMOS POR PUBLICACIONES<text:tab/></text:p>
      <text:p text:style-name="Standard"/>
      <text:p text:style-name="Standard">Opciones al ver un perfil ajeno:</text:p>
      <text:p text:style-name="Standard">Agregar contacto: añade a ese perfil a tu lista de contactos, los cuales podrás ver sus publicaciones en el tablón de anuncios</text:p>
      <text:p text:style-name="Standard"/>
      <text:p text:style-name="Standard">Opciones al ver tu perfil:</text:p>
      <text:p text:style-name="Standard">Nueva publicación: aquí puedes crear una nueva publicación que podrán ver tus contactos</text:p>
      <text:p text:style-name="Standard">Eliminar publicación: Aquí podrás eliminar publicaciones que has hecho anteriormente</text:p>
      <text:p text:style-name="Standard">Eliminar contacto : elimina un contac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-Pantalla de gestión de proyectos</text:p>
      <text:p text:style-name="Standard">-Aquí puedes crear y editar tus propios proyectos(editar proyecto y editar proyecto)</text:p>
      <text:p text:style-name="Standard"/>
      <text:p text:style-name="P1">-Pantalla de configuración de perfil</text:p>
      <text:p text:style-name="Standard">-Puedes modificar tu correo electrónico ,foto de perfil, contraseña y descripción de tu perfil.</text:p>
      <text:p text:style-name="Standard">FOTO OPCIONAL</text:p>
      <text:p text:style-name="Standard"/>
      <text:p text:style-name="P1">-Pantalla de búsqueda </text:p>
      <text:p text:style-name="Standard">-Aquí puedes encontrar perfiles y proyectos dados unos criterios de búsqueda.</text:p>
      <text:p text:style-name="Standard">EXTENDIDO</text:p>
      <text:p text:style-name="Standard"/>
      <text:p text:style-name="P1">-Tablón de proyecto</text:p>
      <text:p text:style-name="Standard">-Es como el perfil de usuarios pero para los proyectos, los proyectos también tienen descripción y publicaciones.</text:p>
      <text:p text:style-name="Standard">EXTEND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9:01:21.87</meta:creation-date>
    <dc:date>2018-11-08T19:52:12.72</dc:date>
    <meta:editing-duration>PT50M48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2" meta:paragraph-count="36" meta:word-count="339" meta:character-count="2218"/>
  </office:meta>
</office:document-meta>
</file>